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69" calcext:value-type="float">
            <text:p>1469</text:p>
          </table:table-cell>
          <table:table-cell table:style-name="ce7" table:formula="of:=COUNTIF([.B7:.B999998];&quot;X&quot;)" office:value-type="float" office:value="1278" calcext:value-type="float">
            <text:p>1278</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63" calcext:value-type="float">
            <text:p>156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3" table:number-rows-repeated="104710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20">00/00/0000</text:date>, <text:time style:data-style-name="N2" text:time-value="18:50:30.11363634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20T18:51:37.403789620</dc:date>
    <meta:editing-duration>P1DT14H9M59S</meta:editing-duration>
    <meta:editing-cycles>1460</meta:editing-cycles>
    <meta:document-statistic meta:table-count="1" meta:cell-count="8871" meta:object-count="0"/>
  </office:meta>
</office:document-meta>
</file>